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Noto Mono" fo:font-size="12pt" fo:background-color="#ffffff" style:font-size-asian="12pt" style:font-size-complex="12pt"/>
    </style:style>
    <style:style style:name="P2" style:family="paragraph" style:parent-style-name="Standard">
      <style:text-properties style:font-name="Noto Mono" fo:font-size="16pt" fo:font-weight="normal" officeooo:rsid="000d191d" officeooo:paragraph-rsid="000d191d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Noto Mono" fo:font-size="32pt" fo:language="zxx" fo:country="none" fo:font-weight="bold" officeooo:rsid="000d191d" officeooo:paragraph-rsid="000d191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P4" style:family="paragraph" style:parent-style-name="Standard">
      <style:text-properties style:font-name="Noto Mono" fo:font-size="16pt" fo:language="zxx" fo:country="none" fo:font-weight="normal" officeooo:rsid="000d191d" officeooo:paragraph-rsid="000d191d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5" style:family="paragraph" style:parent-style-name="Standard">
      <style:text-properties style:font-name="Noto Mono" fo:font-size="16pt" fo:language="zxx" fo:country="none" fo:font-weight="bold" officeooo:rsid="000d191d" officeooo:paragraph-rsid="000d191d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6" style:family="paragraph" style:parent-style-name="Standard">
      <style:text-properties style:font-name="Noto Mono" fo:font-size="16pt" fo:language="zxx" fo:country="none" fo:font-weight="bold" officeooo:rsid="00134b42" officeooo:paragraph-rsid="00134b4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" style:family="paragraph" style:parent-style-name="Standard">
      <style:text-properties style:font-name="Noto Mono" fo:font-size="16pt" fo:language="zxx" fo:country="none" fo:font-weight="bold" officeooo:rsid="00150785" officeooo:paragraph-rsid="00150785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Standard">
      <style:text-properties style:font-name="Noto Mono" fo:font-size="12pt" fo:language="zxx" fo:country="none" fo:font-weight="bold" officeooo:rsid="000d191d" officeooo:paragraph-rsid="000d191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text-properties style:font-name="Noto Mono" fo:font-size="12pt" fo:language="zxx" fo:country="none" fo:font-weight="bold" officeooo:rsid="000d191d" officeooo:paragraph-rsid="00134b4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text-properties style:font-name="Noto Mono" fo:font-size="12pt" fo:language="zxx" fo:country="none" fo:font-weight="bold" officeooo:rsid="00150785" officeooo:paragraph-rsid="0015078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text-properties fo:language="zxx" fo:country="none" officeooo:paragraph-rsid="00134b42" style:language-asian="zxx" style:country-asian="none" style:language-complex="zxx" style:country-complex="none"/>
    </style:style>
    <style:style style:name="P12" style:family="paragraph" style:parent-style-name="Standard">
      <style:text-properties officeooo:paragraph-rsid="0015e9c5"/>
    </style:style>
    <style:style style:name="P13" style:family="paragraph" style:parent-style-name="Standard">
      <style:text-properties fo:font-size="16pt" fo:font-weight="bold" officeooo:rsid="00177e42" officeooo:paragraph-rsid="00177e42" style:font-size-asian="14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77e42" officeooo:paragraph-rsid="0017eda8" style:font-size-asian="14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17eda8" officeooo:paragraph-rsid="0017eda8" style:font-size-asian="14pt" style:font-weight-asian="bold" style:font-size-complex="16pt" style:font-weight-complex="bold"/>
    </style:style>
    <style:style style:name="P16" style:family="paragraph" style:parent-style-name="Standard">
      <style:text-properties officeooo:paragraph-rsid="0017eda8"/>
    </style:style>
    <style:style style:name="P17" style:family="paragraph" style:parent-style-name="Standard">
      <style:text-properties fo:font-size="12pt" fo:font-weight="bold" officeooo:rsid="0017eda8" officeooo:paragraph-rsid="0017eda8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7eda8" officeooo:paragraph-rsid="0019899e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break-before="page"/>
      <style:text-properties style:font-name="Noto Mono" fo:font-size="16pt" fo:language="zxx" fo:country="none" fo:font-weight="bold" officeooo:rsid="000d191d" officeooo:paragraph-rsid="000d191d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0" style:family="paragraph" style:parent-style-name="Standard">
      <style:paragraph-properties fo:break-before="page"/>
      <style:text-properties style:font-name="Noto Mono" fo:font-size="16pt" fo:language="zxx" fo:country="none" fo:font-weight="bold" officeooo:rsid="00134b42" officeooo:paragraph-rsid="00134b4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1" style:family="paragraph" style:parent-style-name="Standard">
      <style:paragraph-properties fo:break-before="page"/>
      <style:text-properties style:font-name="Noto Mono" fo:font-size="16pt" fo:language="zxx" fo:country="none" fo:font-weight="bold" officeooo:rsid="00150785" officeooo:paragraph-rsid="00150785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2" style:family="paragraph" style:parent-style-name="Standard">
      <style:paragraph-properties fo:break-before="page"/>
      <style:text-properties fo:font-size="16pt" fo:font-weight="bold" officeooo:rsid="00177e42" officeooo:paragraph-rsid="00177e42" style:font-size-asian="14pt" style:font-weight-asian="bold" style:font-size-complex="16pt" style:font-weight-complex="bold"/>
    </style:style>
    <style:style style:name="P23" style:family="paragraph" style:parent-style-name="Standard">
      <style:paragraph-properties fo:break-before="page"/>
      <style:text-properties fo:font-size="16pt" fo:font-weight="bold" officeooo:rsid="0017eda8" officeooo:paragraph-rsid="0017eda8" style:font-size-asian="14pt" style:font-weight-asian="bold" style:font-size-complex="16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0d2ab2"/>
    </style:style>
    <style:style style:name="T3" style:family="text">
      <style:text-properties fo:color="#000000" fo:font-weight="normal" officeooo:rsid="000d2ab2" style:font-weight-asian="normal" style:font-weight-complex="normal"/>
    </style:style>
    <style:style style:name="T4" style:family="text">
      <style:text-properties fo:color="#000000" fo:font-weight="normal" officeooo:rsid="000d5b1a" style:font-weight-asian="normal" style:font-weight-complex="normal"/>
    </style:style>
    <style:style style:name="T5" style:family="text">
      <style:text-properties fo:color="#000000" fo:font-weight="normal" officeooo:rsid="0011160f" style:font-weight-asian="normal" style:font-weight-complex="normal"/>
    </style:style>
    <style:style style:name="T6" style:family="text">
      <style:text-properties fo:color="#000000" fo:font-weight="normal" officeooo:rsid="00134b42" style:font-weight-asian="normal" style:font-weight-complex="normal"/>
    </style:style>
    <style:style style:name="T7" style:family="text">
      <style:text-properties fo:color="#000000" style:font-name="Noto Mono" fo:font-size="12pt" fo:font-weight="bold" officeooo:rsid="000d2ab2" style:font-size-asian="12pt" style:font-weight-asian="bold" style:font-size-complex="12pt" style:font-weight-complex="bold"/>
    </style:style>
    <style:style style:name="T8" style:family="text">
      <style:text-properties fo:color="#000000" style:font-name="Noto Mono" fo:font-size="12pt" fo:font-weight="normal" officeooo:rsid="000d2ab2" style:font-size-asian="12pt" style:font-weight-asian="normal" style:font-size-complex="12pt" style:font-weight-complex="normal"/>
    </style:style>
    <style:style style:name="T9" style:family="text">
      <style:text-properties fo:color="#000000" style:font-name="Noto Mono" fo:font-size="12pt" fo:font-weight="normal" officeooo:rsid="0011160f" style:font-size-asian="12pt" style:font-weight-asian="normal" style:font-size-complex="12pt" style:font-weight-complex="normal"/>
    </style:style>
    <style:style style:name="T10" style:family="text">
      <style:text-properties fo:color="#000000" style:font-name="Noto Mono" fo:font-size="12pt" fo:language="zxx" fo:country="none" fo:font-weight="bold" officeooo:rsid="0015e9c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1" style:family="text">
      <style:text-properties fo:color="#000000" style:font-name="Noto Mono" fo:font-size="12pt" fo:language="zxx" fo:country="none" fo:font-weight="bold" officeooo:rsid="0017eda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2" style:family="text">
      <style:text-properties fo:color="#000000" style:font-name="Noto Mono" fo:font-size="12pt" fo:language="zxx" fo:country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fo:color="#000000" style:font-name="Noto Mono" fo:font-size="12pt" fo:language="zxx" fo:country="none" fo:font-weight="normal" officeooo:rsid="0015e9c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fo:color="#000000" style:font-name="Noto Mono" fo:font-size="12pt" fo:language="zxx" fo:country="none" fo:font-weight="normal" officeooo:rsid="00177e4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fo:color="#000000" style:font-name="Noto Mono" fo:font-size="12pt" fo:language="zxx" fo:country="none" fo:font-weight="normal" officeooo:rsid="0017eda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fo:color="#000000" style:font-name="Noto Mono" fo:font-size="12pt" fo:language="zxx" fo:country="none" style:font-size-asian="10.5pt" style:language-asian="zxx" style:country-asian="none" style:font-size-complex="12pt" style:language-complex="zxx" style:country-complex="none"/>
    </style:style>
    <style:style style:name="T17" style:family="text">
      <style:text-properties fo:color="#000000" style:font-name="Noto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color="#000000" style:font-name="Noto Mono" fo:language="zxx" fo:country="none" fo:font-weight="normal" officeooo:rsid="0019899e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color="#000000" style:font-name="Noto Mono" fo:language="zxx" fo:country="none" style:language-asian="zxx" style:country-asian="none" style:language-complex="zxx" style:country-complex="none"/>
    </style:style>
    <style:style style:name="T20" style:family="text">
      <style:text-properties fo:color="#000000" officeooo:rsid="00134b42"/>
    </style:style>
    <style:style style:name="T21" style:family="text">
      <style:text-properties fo:color="#000000" fo:font-size="12pt" style:font-size-asian="10.5pt" style:font-size-complex="12pt"/>
    </style:style>
    <style:style style:name="T22" style:family="text">
      <style:text-properties fo:color="#000000" fo:font-size="12pt" officeooo:rsid="0015e9c5" style:font-size-asian="10.5pt" style:font-size-complex="12pt"/>
    </style:style>
    <style:style style:name="T23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150785" style:font-size-asian="10.5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15e9c5" style:font-size-asian="10.5pt" style:font-weight-asian="normal" style:font-size-complex="12pt" style:font-weight-complex="normal"/>
    </style:style>
    <style:style style:name="T26" style:family="text">
      <style:text-properties fo:color="#000000" officeooo:rsid="0015e9c5"/>
    </style:style>
    <style:style style:name="T27" style:family="text">
      <style:text-properties fo:language="zxx" fo:country="none" style:language-asian="zxx" style:country-asian="none" style:language-complex="zxx" style:country-complex="none"/>
    </style:style>
    <style:style style:name="T28" style:family="text">
      <style:text-properties officeooo:rsid="0017ed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embly manual</text:p>
      <text:p text:style-name="P4"/>
      <text:p text:style-name="P2"><text:span text:style-name="Source_20_Text"><text:span text:style-name="T27"/></text:span></text:p>
      <text:p text:style-name="P19">Value management</text:p>
      <text:p text:style-name="P5"/>
      <text:p text:style-name="P8"><text:tab/><text:span text:style-name="T2">LDV</text:span><text:span text:style-name="T3"> - Load value into register</text:span></text:p>
      <text:p text:style-name="P8"><text:span text:style-name="T3"><text:tab/></text:span><text:span text:style-name="T2">LDM</text:span><text:span text:style-name="T3"> – Load value from memory to register</text:span></text:p>
      <text:p text:style-name="P8"><text:span text:style-name="T2"><text:tab/>STM</text:span><text:span text:style-name="T3"> – Store register into memory</text:span></text:p>
      <text:p text:style-name="P8"><text:span text:style-name="T2"><text:tab/>MOV</text:span><text:span text:style-name="T3"> – </text:span><text:span text:style-name="T4">Copy register into register</text:span></text:p>
      <text:p text:style-name="P11"><text:span text:style-name="T7"><text:tab/>LDVZ</text:span><text:span text:style-name="T8"> – </text:span><text:span text:style-name="T9">Load value </text:span><text:span text:style-name="T8">into register</text:span><text:span text:style-name="T9"> if register equals zero</text:span></text:p>
      <text:p text:style-name="P9"><text:span text:style-name="T2"><text:tab/>LVNZ</text:span><text:span text:style-name="T3"> – </text:span><text:span text:style-name="T5">Load value </text:span><text:span text:style-name="T3">into register</text:span><text:span text:style-name="T5"> if register doesn’t equal </text:span><text:span text:style-name="T6">zero</text:span></text:p>
      <text:p text:style-name="P8"><text:span text:style-name="T2"><text:tab/>PUSH</text:span><text:span text:style-name="T3"> – </text:span><text:span text:style-name="T6">Push register onto the stack</text:span></text:p>
      <text:p text:style-name="P8"><text:span text:style-name="T2"><text:tab/>PSHV</text:span><text:span text:style-name="T3"> – </text:span><text:span text:style-name="T6">Push value onto the stack</text:span></text:p>
      <text:p text:style-name="P8"><text:span text:style-name="T2"><text:tab/>POP</text:span><text:span text:style-name="T3"> – </text:span><text:span text:style-name="T6">Pop value from the stack into a register</text:span></text:p>
      <text:p text:style-name="P8"><text:span text:style-name="T2"><text:tab/>PPM</text:span><text:span text:style-name="T3"> – </text:span><text:span text:style-name="T6">Pop value from the stack into memory</text:span></text:p>
      <text:p text:style-name="P8"><text:span text:style-name="T6"/></text:p>
      <text:p text:style-name="P20"><text:span text:style-name="T1">Simple arithmetic</text:span></text:p>
      <text:p text:style-name="P6"><text:span text:style-name="T1"/></text:p>
      <text:p text:style-name="P6"><text:span text:style-name="T1"><text:tab/></text:span><text:span text:style-name="T21">ADD</text:span><text:span text:style-name="T23"> – Add register into register</text:span></text:p>
      <text:p text:style-name="P6"><text:span text:style-name="T23"><text:tab/></text:span><text:span text:style-name="T21">ADT</text:span><text:span text:style-name="T23"> – Add registers into register</text:span></text:p>
      <text:p text:style-name="P6"><text:span text:style-name="T21"><text:tab/>SUB</text:span><text:span text:style-name="T23"> – Subtract register from register </text:span></text:p>
      <text:p text:style-name="P6"><text:span text:style-name="T21"><text:tab/>SBT</text:span><text:span text:style-name="T23"> – Subtract registar and register into register </text:span></text:p>
      <text:p text:style-name="P6"><text:span text:style-name="T21"><text:tab/>ADV</text:span><text:span text:style-name="T23"> – Add value to register</text:span></text:p>
      <text:p text:style-name="P6"><text:span text:style-name="T21"><text:tab/>ADVT</text:span><text:span text:style-name="T23"> – Add value and register into register </text:span></text:p>
      <text:p text:style-name="P6"><text:span text:style-name="T21"><text:tab/>SBV</text:span><text:span text:style-name="T23"> – Subtract value from register</text:span></text:p>
      <text:p text:style-name="P6"><text:span text:style-name="T21"><text:tab/>SBVT</text:span><text:span text:style-name="T23"> – Subtract value and register into register </text:span></text:p>
      <text:p text:style-name="P6"><text:span text:style-name="T21"><text:tab/>INC</text:span><text:span text:style-name="T23"> – Increase register by one</text:span></text:p>
      <text:p text:style-name="P6"><text:span text:style-name="T21"><text:tab/>DEC</text:span><text:span text:style-name="T23"> – Decrease register by one</text:span></text:p>
      <text:p text:style-name="P6"><text:span text:style-name="T21"><text:tab/>ADC</text:span><text:span text:style-name="T23"> – Add carry flag to register</text:span></text:p>
      <text:p text:style-name="P6"><text:span text:style-name="T21"><text:tab/>CCF</text:span><text:span text:style-name="T23"> – </text:span><text:span text:style-name="T24">Clear carry flag</text:span></text:p>
      <text:p text:style-name="P6"><text:span text:style-name="T21"><text:tab/>SCF</text:span><text:span text:style-name="T23"> – </text:span><text:span text:style-name="T24">Set carry flag</text:span></text:p>
      <text:p text:style-name="P6"><text:span text:style-name="T24"/></text:p>
      <text:p text:style-name="P21"><text:span text:style-name="T26">B</text:span><text:span text:style-name="T1">itwise operations</text:span></text:p>
      <text:p text:style-name="P7"><text:span text:style-name="T1"/></text:p>
      <text:p text:style-name="P10"><text:span text:style-name="T1"><text:tab/>TO DO</text:span></text:p>
      <text:p text:style-name="P10"><text:span text:style-name="T1"/></text:p>
      <text:p text:style-name="P10"><text:span text:style-name="T1"/></text:p>
      <text:p text:style-name="P21"><text:span text:style-name="T1">Pointer operations</text:span></text:p>
      <text:p text:style-name="P7"><text:span text:style-name="T1"><text:tab/></text:span></text:p>
      <text:p text:style-name="P7"><text:span text:style-name="T1"><text:tab/></text:span><text:span text:style-name="T21">JMP</text:span><text:span text:style-name="T23"> – Add or subtract 127 from memory pointer</text:span></text:p>
      <text:p text:style-name="P7"><text:span text:style-name="T21"><text:tab/>JPZ</text:span><text:span text:style-name="T23"> - Add or subtract 127 from memory pointer if register equals zero</text:span></text:p>
      <text:p text:style-name="P7"><text:span text:style-name="T21"><text:tab/>JPNZ</text:span><text:span text:style-name="T23"> - Add or subtract 127 from memory pointer if register doesn't <text:tab/><text:tab/><text:tab/><text:tab/>equal zero</text:span></text:p>
      <text:p text:style-name="P7"><text:span text:style-name="T21"><text:tab/>FNC</text:span><text:span text:style-name="T23"> – Define a function</text:span></text:p>
      <text:p text:style-name="P7"><text:span text:style-name="T21"><text:tab/>RET</text:span><text:span text:style-name="T23"> – Return from a function</text:span></text:p>
      <text:p text:style-name="P7"><text:span text:style-name="T21"><text:tab/>CAL</text:span><text:span text:style-name="T23"> – Call a function</text:span></text:p>
      <text:p text:style-name="P7"><text:span text:style-name="T21"><text:tab/>CLZ</text:span><text:span text:style-name="T23"> – Call a function if register equals zero</text:span></text:p>
      <text:p text:style-name="P7"><text:span text:style-name="T21"><text:tab/>CLNZ</text:span><text:span text:style-name="T23"> – Call a function if register doesn't equal zero</text:span></text:p>
      <text:p text:style-name="P7"><text:span text:style-name="T23"/></text:p>
      <text:p text:style-name="P7"><text:span text:style-name="T23"/></text:p>
      <text:p text:style-name="P21"><text:span text:style-name="T1">Complex </text:span><text:span text:style-name="T20">arithmetic</text:span></text:p>
      <text:p text:style-name="P7"><text:span text:style-name="T20"/></text:p>
      <text:p text:style-name="P7"><text:span text:style-name="T20"><text:tab/></text:span><text:span text:style-name="T22">MLT</text:span><text:span text:style-name="T25"> – Multiply registers into two registers as 16 bit number</text:span></text:p>
      <text:p text:style-name="P12"><text:span text:style-name="T10"><text:tab/>DIV</text:span><text:span text:style-name="T13"> - Divide registers </text:span><text:span text:style-name="T14">as 16 bit numbers into 8 bit register</text:span></text:p>
      <text:p text:style-name="P12"><text:span text:style-name="T14"/></text:p>
      <text:p text:style-name="P12"><text:span text:style-name="T14"/></text:p>
      <text:p text:style-name="P22"><text:span text:style-name="T19">Drive operations</text:span></text:p>
      <text:p text:style-name="P13"><text:span text:style-name="T19"/></text:p>
      <text:p text:style-name="P13"><text:span text:style-name="T19"><text:tab/></text:span><text:span text:style-name="T16">STD</text:span><text:span text:style-name="T12"> – Store register on drive</text:span></text:p>
      <text:p text:style-name="P13"><text:span text:style-name="T16"><text:tab/>SVD</text:span><text:span text:style-name="T12"> – </text:span><text:span text:style-name="T15">Store value on drive</text:span></text:p>
      <text:p text:style-name="P14"><text:span text:style-name="T16"><text:tab/>LDTM</text:span><text:span text:style-name="T12"> – </text:span><text:span text:style-name="T15">Load value from drive into memory</text:span><text:span text:style-name="T12"> </text:span></text:p>
      <text:p text:style-name="P13"><text:span text:style-name="T16"><text:tab/>LDML</text:span><text:span text:style-name="T12"> – </text:span><text:span text:style-name="T15">Load range of values from drive into memory</text:span></text:p>
      <text:p text:style-name="P13"><text:span text:style-name="T16"><text:tab/>SMDL</text:span><text:span text:style-name="T12"> – </text:span><text:span text:style-name="T15">Store range of values from memory into drive</text:span></text:p>
      <text:p text:style-name="P13"><text:span text:style-name="T15"/></text:p>
      <text:p text:style-name="P13"><text:span text:style-name="T15"/></text:p>
      <text:p text:style-name="P23"><text:span text:style-name="T19">Screen operations</text:span></text:p>
      <text:p text:style-name="P15"><text:span text:style-name="T19"/></text:p>
      <text:p text:style-name="P17"><text:span text:style-name="T19"><text:tab/>WRT</text:span><text:span text:style-name="T17"> – Write character to screen with id from register</text:span></text:p>
      <text:p text:style-name="P17"><text:span text:style-name="T19"><text:tab/>WRTL</text:span><text:span text:style-name="T17"> – Write a string to screen </text:span></text:p>
      <text:p text:style-name="P17"><text:span text:style-name="T19"><text:tab/>DRWR</text:span><text:span text:style-name="T17"> – Draw a rectangle to screen </text:span></text:p>
      <text:p text:style-name="P17"><text:span text:style-name="T19"><text:tab/>DRWC</text:span><text:span text:style-name="T17"> – Draw a circle to screen </text:span></text:p>
      <text:p text:style-name="P17"><text:span text:style-name="T19"><text:tab/>CLS</text:span><text:span text:style-name="T17"> – Render frame and clear screen buffer</text:span></text:p>
      <text:p text:style-name="P16"><text:span text:style-name="T11"><text:tab/>MWRT</text:span><text:span text:style-name="T15"> - Write character to screen with id from register with variable <text:tab/><text:tab/><text:tab/>position</text:span></text:p>
      <text:p text:style-name="P18"><text:span text:style-name="T19"><text:tab/>MWRTL</text:span><text:span text:style-name="T17"> - Write a string to screen </text:span><text:span text:style-name="T18">with varible position</text:span></text:p>
      <text:p text:style-name="P18"><text:span text:style-name="T19"><text:tab/>MDRWR</text:span><text:span text:style-name="T17"> - Draw a rectangle to screen </text:span><text:span text:style-name="T18">with varible position</text:span></text:p>
      <text:p text:style-name="P18"><text:span text:style-name="T19"><text:tab/>MDRWC</text:span><text:span text:style-name="T17"> - Draw a circle to screen </text:span><text:span text:style-name="T18">with varible posi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Noto Mono" fo:font-size="12pt" fo:background-color="#ffffff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2-08T22:51:54.227000000</dc:date>
    <meta:editing-duration>PT5M12S</meta:editing-duration>
    <meta:editing-cycles>4</meta:editing-cycles>
    <meta:generator>LibreOffice/6.4.3.2$Windows_X86_64 LibreOffice_project/747b5d0ebf89f41c860ec2a39efd7cb15b54f2d8</meta:generator>
    <meta:document-statistic meta:table-count="0" meta:image-count="0" meta:object-count="0" meta:page-count="8" meta:paragraph-count="58" meta:word-count="359" meta:character-count="2156" meta:non-whitespace-character-count="1751"/>
  </office:meta>
</office:document-meta>
</file>